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ize="10pt" fo:font-style="normal" style:text-underline-style="none"/>
    </style:style>
  </office:automatic-styles>
  <office:body>
    <office:drawing>
      <draw:page draw:name="page1" draw:style-name="dp1" draw:master-page-name="Default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textarea form:name="TextBox" form:control-implementation="ooo:com.sun.star.form.component.TextField" form:id="control1" form:current-value="FiredLocation : Vector2&#10;FiredRadius : Rectangle/Circle&#10;PlayerThatFired : Xna.PlayerOne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2" form:current-value="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3" form:current-value="PlayerFireEvent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Box" form:control-implementation="ooo:com.sun.star.form.component.TextField" form:id="control4" form:current-value="&#10;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5" form:current-value="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6" form:current-value="PlayerFireEventPublisher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Box" form:control-implementation="ooo:com.sun.star.form.component.TextField" form:id="control7" form:current-value="&#10;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8" form:current-value="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9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textarea form:name="TextBox" form:control-implementation="ooo:com.sun.star.form.component.TextField" form:id="control10" form:current-value="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area form:name="TextBox1" form:control-implementation="ooo:com.sun.star.form.component.TextField" form:id="control11" form:current-value="&#10;&#10;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TextBox2" form:control-implementation="ooo:com.sun.star.form.component.TextField" form:id="control12" form:current-value="GameEvent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</form:form>
        </office:forms>
        <draw:g>
          <draw:g>
            <draw:rect draw:style-name="gr1" draw:text-style-name="P1" draw:layer="layout" svg:width="6.35cm" svg:height="20.32cm" svg:x="1.235cm" svg:y="1.635cm">
              <text:p/>
            </draw:rect>
            <draw:line draw:style-name="gr1" draw:text-style-name="P1" draw:layer="layout" svg:x1="1.235cm" svg:y1="2.945cm" svg:x2="7.585cm" svg:y2="2.945cm">
              <text:p/>
            </draw:line>
            <draw:line draw:style-name="gr1" draw:text-style-name="P1" draw:layer="layout" svg:x1="1.235cm" svg:y1="12.113cm" svg:x2="7.585cm" svg:y2="12.113cm">
              <text:p/>
            </draw:line>
          </draw:g>
          <draw:control draw:style-name="standard" draw:text-style-name="P2" draw:layer="controls" svg:width="6.35cm" svg:height="9.525cm" svg:x="1.235cm" svg:y="2.27cm" draw:control="control10"/>
          <draw:control draw:style-name="standard" draw:text-style-name="P2" draw:layer="controls" svg:width="6.35cm" svg:height="10.16cm" svg:x="1.235cm" svg:y="11.795cm" draw:control="control11"/>
          <draw:control draw:style-name="standard" draw:text-style-name="P2" draw:layer="controls" svg:width="6.35cm" svg:height="0.635cm" svg:x="1.235cm" svg:y="1.635cm" draw:control="control12"/>
        </draw:g>
        <draw:g>
          <draw:rect draw:style-name="gr1" draw:text-style-name="P1" draw:layer="layout" svg:width="6.35cm" svg:height="10.16cm" svg:x="7.585cm" svg:y="1.635cm">
            <text:p/>
          </draw:rect>
          <draw:line draw:style-name="gr1" draw:text-style-name="P1" draw:layer="layout" svg:x1="7.585cm" svg:y1="2.27cm" svg:x2="13.935cm" svg:y2="2.27cm">
            <text:p/>
          </draw:line>
          <draw:line draw:style-name="gr1" draw:text-style-name="P1" draw:layer="layout" svg:x1="7.585cm" svg:y1="6.715cm" svg:x2="13.935cm" svg:y2="6.715cm">
            <text:p/>
          </draw:line>
          <draw:control draw:style-name="standard" draw:text-style-name="P2" draw:layer="layout" svg:width="6.35cm" svg:height="4.445cm" svg:x="7.585cm" svg:y="2.27cm" draw:control="control1"/>
          <draw:control draw:style-name="standard" draw:text-style-name="P2" draw:layer="layout" svg:width="6.35cm" svg:height="5.08cm" svg:x="7.585cm" svg:y="6.715cm" draw:control="control2"/>
          <draw:control draw:style-name="standard" draw:text-style-name="P2" draw:layer="layout" svg:width="6.35cm" svg:height="0.635cm" svg:x="7.585cm" svg:y="1.635cm" draw:control="control3"/>
        </draw:g>
        <draw:g>
          <draw:rect draw:style-name="gr1" draw:text-style-name="P1" draw:layer="layout" svg:width="6.35cm" svg:height="10.16cm" svg:x="13.935cm" svg:y="1.635cm">
            <text:p/>
          </draw:rect>
          <draw:line draw:style-name="gr1" draw:text-style-name="P1" draw:layer="layout" svg:x1="13.935cm" svg:y1="2.27cm" svg:x2="20.285cm" svg:y2="2.27cm">
            <text:p/>
          </draw:line>
          <draw:line draw:style-name="gr1" draw:text-style-name="P1" draw:layer="layout" svg:x1="13.935cm" svg:y1="6.715cm" svg:x2="20.285cm" svg:y2="6.715cm">
            <text:p/>
          </draw:line>
          <draw:control draw:style-name="standard" draw:text-style-name="P2" draw:layer="layout" svg:width="6.35cm" svg:height="4.445cm" svg:x="13.935cm" svg:y="2.27cm" draw:control="control4"/>
          <draw:control draw:style-name="standard" draw:text-style-name="P2" draw:layer="layout" svg:width="6.35cm" svg:height="5.08cm" svg:x="13.935cm" svg:y="6.715cm" draw:control="control5"/>
          <draw:control draw:style-name="standard" draw:text-style-name="P2" draw:layer="layout" svg:width="6.35cm" svg:height="0.635cm" svg:x="13.935cm" svg:y="1.635cm" draw:control="control6"/>
        </draw:g>
        <draw:g>
          <draw:rect draw:style-name="gr1" draw:text-style-name="P1" draw:layer="layout" svg:width="6.35cm" svg:height="10.16cm" svg:x="7.55cm" svg:y="11.795cm">
            <text:p/>
          </draw:rect>
          <draw:line draw:style-name="gr1" draw:text-style-name="P1" draw:layer="layout" svg:x1="7.55cm" svg:y1="12.43cm" svg:x2="13.9cm" svg:y2="12.43cm">
            <text:p/>
          </draw:line>
          <draw:line draw:style-name="gr1" draw:text-style-name="P1" draw:layer="layout" svg:x1="7.55cm" svg:y1="16.875cm" svg:x2="13.9cm" svg:y2="16.875cm">
            <text:p/>
          </draw:line>
          <draw:control draw:style-name="standard" draw:text-style-name="P2" draw:layer="layout" svg:width="6.35cm" svg:height="4.445cm" svg:x="7.55cm" svg:y="12.43cm" draw:control="control7"/>
          <draw:control draw:style-name="standard" draw:text-style-name="P2" draw:layer="layout" svg:width="6.35cm" svg:height="5.08cm" svg:x="7.55cm" svg:y="16.875cm" draw:control="control8"/>
          <draw:control draw:style-name="standard" draw:text-style-name="P2" draw:layer="layout" svg:width="6.35cm" svg:height="0.635cm" svg:x="7.55cm" svg:y="11.795cm" draw:control="control9"/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2T13:29:20.73</meta:creation-date>
    <dc:date>2009-01-14T15:29:43.67</dc:date>
    <meta:editing-duration>PT43H56M42S</meta:editing-duration>
    <meta:editing-cycles>12</meta:editing-cycles>
    <meta:generator>OpenOffice.org/3.0$Win32 OpenOffice.org_project/300m9$Build-9358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